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C000002CBAD5F7E5B8B3FC21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Termes" svg:font-family="'TeX Gyre Termes'" style:font-pitch="variable"/>
    <style:font-face style:name="TexMaths Symbols" svg:font-family="'TexMaths Symbols'" style:font-pitch="variable"/>
    <style:font-face style:name="TexMaths Symbols1" svg:font-family="'TexMaths Symbols'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bf57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27cm" fo:min-width="21.23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14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16cm" fo:min-width="21.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091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45cm" draw:shadow="hidden" loext:decorative="false"/>
      <style:paragraph-properties style:writing-mode="lr-tb"/>
    </style:style>
    <style:style style:name="pr1" style:family="presentation" style:parent-style-name="Default_20_6-notes" style:list-style-name="L4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_20_6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642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_20_6-title">
      <style:graphic-properties fo:min-height="0.822cm" loext:decorative="false"/>
      <style:paragraph-properties style:writing-mode="lr-tb"/>
    </style:style>
    <style:style style:name="pr4" style:family="presentation" style:parent-style-name="Default_20_6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3" style:family="paragraph">
      <loext:graphic-properties draw:fill="none"/>
      <style:paragraph-properties fo:margin-left="0cm" fo:margin-right="0cm" fo:margin-top="0.353cm" fo:margin-bottom="0cm" fo:line-height="5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6" style:family="paragraph"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>
        <style:tab-stops/>
      </style:paragraph-properties>
      <style:text-properties fo:font-size="15pt" style:font-size-asian="15pt" style:font-size-complex="1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411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5pt" style:font-size-asian="15pt" style:font-size-complex="15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2pt" style:font-size-asian="14pt" style:font-size-complex="14pt"/>
    </style:style>
    <style:style style:name="P13" style:family="paragraph">
      <style:paragraph-properties loext:tab-stop-distance="0cm">
        <style:tab-stops>
          <style:tab-stop style:position="1.147cm"/>
        </style:tab-stops>
      </style:paragraph-properties>
    </style:style>
    <style:style style:name="P14" style:family="paragraph">
      <loext:graphic-properties draw:fill="none" draw:fill-color="#ffffff"/>
      <style:paragraph-properties loext:tab-stop-distance="0cm">
        <style:tab-stops>
          <style:tab-stop style:position="1.147cm"/>
        </style:tab-stops>
      </style:paragraph-properties>
      <style:text-properties fo:font-size="16pt" style:font-size-asian="14pt" style:font-size-complex="14pt"/>
    </style:style>
    <style:style style:name="P15" style:family="paragraph">
      <loext:graphic-properties draw:fill-color="#ffffff"/>
    </style:style>
    <style:style style:name="T1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" fo:font-size="10.5pt" fo:letter-spacing="normal" fo:language="en" fo:country="US" fo:font-style="normal" style:text-underline-style="none" fo:font-weight="normal" fo:background-color="transparent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" fo:font-size="26pt" fo:letter-spacing="normal" fo:language="en" fo:country="US" fo:font-style="normal" style:text-underline-style="none" fo:font-weight="bold" fo:background-color="transparent" style:font-name-asian="Arial Black" style:font-size-asian="26pt" style:font-style-asian="normal" style:font-weight-asian="bold" style:font-name-complex="Arial Black" style:font-size-complex="26pt" style:font-style-complex="normal" style:font-weight-complex="bold"/>
    </style:style>
    <style:style style:name="T4" style:family="text">
      <style:text-properties fo:text-transform="uppercase" fo:color="#bf5700" loext:opacity="100%" style:text-outline="false" style:text-line-through-style="none" style:text-line-through-type="none" style:text-position="0% 100%" style:font-name="Arial Black" fo:font-size="21pt" fo:letter-spacing="normal" fo:language="en" fo:country="US" fo:font-style="normal" style:text-underline-style="none" fo:font-weight="bold" fo:background-color="transparent" style:font-name-asian="Arial Black" style:font-size-asian="21pt" style:font-style-asian="normal" style:font-weight-asian="bold" style:font-name-complex="Arial Black" style:font-size-complex="21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ヒラギノ角ゴ Pro W31" style:font-size-asian="12pt" style:font-style-asian="normal" style:font-weight-asian="normal" style:font-name-complex="ヒラギノ角ゴ Pro W31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size="13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f57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1">
        <office:forms form:automatic-focus="false" form:apply-design-mode="false"/>
        <draw:connector draw:name="Straight Connector 15" draw:style-name="gr1" draw:text-style-name="P1" draw:layer="layout" draw:type="line" svg:x1="1.746cm" svg:y1="8.625cm" svg:x2="17.356cm" svg:y2="8.625cm" svg:d="M1746 8625h15610" svg:viewBox="0 0 15611 1">
          <text:p/>
        </draw:connector>
        <draw:custom-shape draw:name="Text Placeholder 14" draw:style-name="gr2" draw:text-style-name="P3" draw:layer="layout" svg:width="21.907cm" svg:height="1.269cm" svg:x="1.524cm" svg:y="11.429cm">
          <text:p text:style-name="P2"><text:span text:style-name="T1">Renato poli (rep26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5" draw:style-name="gr3" draw:text-style-name="P5" draw:layer="layout" svg:width="21.745cm" svg:height="1.08cm" svg:x="1.524cm" svg:y="1.269cm">
          <text:p text:style-name="P4"><text:span text:style-name="T2">Dec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5" draw:style-name="gr4" draw:text-style-name="P7" draw:layer="layout" svg:width="21.907cm" svg:height="4.867cm" svg:x="1.397cm" svg:y="3.333cm">
          <text:p text:style-name="P6"><text:span text:style-name="T3">Homogenization of mechanical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16" draw:style-name="gr5" draw:text-style-name="P8" draw:layer="layout" svg:width="21.907cm" svg:height="1.269cm" svg:x="1.524cm" svg:y="9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4.833cm" svg:height="2.341cm" svg:x="1.517cm" svg:y="9.231cm">
          <draw:text-box>
            <text:p><text:span text:style-name="T4">TRACK #4</text:span></text:p>
          </draw:text-box>
        </draw:frame>
        <presentation:notes draw:style-name="dp2">
          <draw:page-thumbnail draw:name="Slide Image Placeholder 15" draw:style-name="gr7" draw:layer="layout" svg:width="17.232cm" svg:height="9.696cm" svg:x="0.908cm" svg:y="1.945cm" draw:page-number="1" presentation:class="page"/>
          <draw:frame draw:name="Notes Placeholder 6" presentation:style-name="pr1" draw:text-style-name="P10" draw:layer="layout" svg:width="15.239cm" svg:height="11.641cm" svg:x="1.905cm" svg:y="12.289cm" presentation:class="notes" presentation:placeholder="true" presentation:user-transformed="true">
            <draw:text-box/>
          </draw:frame>
          <draw:frame draw:name="Slide Number Placeholder 6" presentation:style-name="pr2" draw:text-style-name="P12" draw:layer="layout" svg:width="8.254cm" svg:height="1.293cm" svg:x="10.791cm" svg:y="24.57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" draw:style-name="dp3" draw:master-page-name="Default_20_6" presentation:presentation-page-layout-name="AL1T11">
        <office:forms form:automatic-focus="false" form:apply-design-mode="false"/>
        <draw:frame presentation:style-name="pr3" draw:layer="layout" svg:width="18.415cm" svg:height="0.822cm" svg:x="0.635cm" svg:y="0cm" presentation:class="title">
          <draw:text-box>
            <text:p>TRACK #4 – HOMOGENIZATION OF MECHANICAL PARAMETERS</text:p>
          </draw:text-box>
        </draw:frame>
        <draw:frame draw:style-name="gr8" draw:text-style-name="P14" draw:layer="layout" svg:width="23.495cm" svg:height="12.7cm" svg:x="0.635cm" svg:y="1.27cm">
          <draw:text-box>
            <text:p text:style-name="P13"><text:span text:style-name="T6">Current challenge:</text:span></text:p>
            <text:p text:style-name="P13"><text:span text:style-name="T6"><text:tab/></text:span><text:span text:style-name="T6">Many mechanical models do not consider fracture mechanics</text:span></text:p>
            <text:p text:style-name="P13"><text:span text:style-name="T6"><text:tab/></text:span><text:span text:style-name="T6">Propose a paper to offer homogenization guidelines to field-scale geomech models of fractured reservoirs</text:span></text:p>
            <text:p text:style-name="P13"><text:span text:style-name="T6"/></text:p>
            <text:p text:style-name="P13"><text:span text:style-name="T6">Starting point:</text:span></text:p>
            <text:p text:style-name="P13"><text:span text:style-name="T6"><text:tab/></text:span><text:span text:style-name="T6"># Outline text of the paper with Dr. Espinoza.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0.001cm" svg:height="0.001cm" svg:x="0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Termes" svg:font-family="'TeX Gyre Termes'" style:font-pitch="variable"/>
    <style:font-face style:name="TexMaths Symbols" svg:font-family="'TexMaths Symbols'" style:font-pitch="variable"/>
    <style:font-face style:name="TexMaths Symbols1" svg:font-family="'TexMaths Symbols'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ヒラギノ角ゴ Pro W32" svg:font-family="'ヒラギノ角ゴ Pro W3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be5700" draw:end-color="#f7961f" draw:start-intensity="100%" draw:end-intensity="100%" draw:angle="90deg" draw:border="0%">
      <loext:gradient-stop svg:offset="0" loext:color-type="rgb" loext:color-value="#be5700"/>
      <loext:gradient-stop svg:offset="1" loext:color-type="rgb" loext:color-value="#f7961f"/>
    </draw:gradient>
    <draw:gradient draw:name="Gradient_20_9" draw:display-name="Gradient 9" draw:style="linear" draw:start-color="#f7961f" draw:end-color="#ffffff" draw:start-intensity="100%" draw:end-intensity="100%" draw:angle="90deg" draw:border="0%">
      <loext:gradient-stop svg:offset="0" loext:color-type="rgb" loext:color-value="#f7961f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visible" draw:shadow-offset-x="0.025cm" draw:shadow-offset-y="0.025cm" draw:shadow-color="#808080" loext:shadow-blur="0.035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051cm" draw:shadow-offset-y="0.051cm" loext:shadow-blur="0.106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shadow="visible" draw:shadow-offset-x="0.203cm" draw:shadow-offset-y="0.203cm" loext:shadow-blur="0.388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0_and_20_Content-background" style:display-name="Title and Conten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be57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number text:level="1" style:num-format="">
            <style:list-level-properties/>
            <style:text-properties style:use-window-font-color="true" fo:font-size="35%"/>
          </text:list-level-style-number>
          <text:list-level-style-bullet text:level="2" text:bullet-char="•">
            <style:list-level-properties text:space-before="0.686cm" text:min-label-width="0.254cm"/>
            <style:text-properties fo:font-family="OpenSymbol" style:font-style-name="Regular" style:use-window-font-color="true" fo:font-size="70%"/>
          </text:list-level-style-bullet>
          <text:list-level-style-bullet text:level="3" text:bullet-char="●">
            <style:list-level-properties text:space-before="1.524cm" text:min-label-width="0.254cm"/>
            <style:text-properties fo:font-family="OpenSymbol" style:use-window-font-color="true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style:font-family-generic="swiss" style:font-pitch="variable" fo:font-size="15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font-size="13pt" fo:letter-spacing="normal" fo:font-style="normal" style:text-underline-style="none" fo:font-weight="normal" fo:background-color="transparent" style:font-name-asian="ヒラギノ角ゴ Pro W31" style:font-family-asian="'ヒラギノ角ゴ Pro W3'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style:text-outline="false" style:text-line-through-style="none" style:text-line-through-type="none" style:text-position="0% 100%" style:font-name="Arial1" fo:font-family="Arial" style:font-family-generic="swiss" style:font-pitch="variable" fo:letter-spacing="normal" fo:font-style="normal" style:text-underline-style="none" fo:font-weight="normal" fo:background-color="transparent" style:font-name-asian="ヒラギノ角ゴ Pro W31" style:font-family-asian="'ヒラギノ角ゴ Pro W3'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99cm" fo:margin-bottom="0cm" fo:text-indent="0cm"/>
      <style:text-properties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bold" style:letter-kerning="true" fo:background-color="transparent" style:font-name-asian="ヒラギノ角ゴ Pro W31" style:font-family-asian="'ヒラギノ角ゴ Pro W3'" style:font-size-asian="24pt" style:font-style-asian="normal" style:font-weight-asian="bold" style:font-name-complex="Arial" style:font-family-complex="Arial" style:font-size-complex="24pt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2" style:family="presentation" style:parent-style-name="Title_20_and_20_Content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3" style:family="presentation" style:parent-style-name="Title_20_and_20_Content-title" style:list-style-name="M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6-backgroundobjects">
      <style:graphic-properties draw:stroke="none" draw:fill="gradient" draw:fill-color="#be5700" draw:fill-gradient-name="Gradient_20_7" draw:opacity="100%" draw:textarea-vertical-align="middle" draw:auto-grow-height="false" fo:min-height="0.822cm" fo:min-width="19.665cm" loext:decorative="false"/>
    </style:style>
    <style:style style:name="Mpr8" style:family="presentation" style:parent-style-name="Default_20_6-backgroundobjects">
      <style:graphic-properties draw:stroke="none" draw:fill="gradient" draw:fill-color="#be5700" draw:fill-gradient-name="Gradient_20_9" draw:opacity="100%" draw:textarea-vertical-align="middle" draw:auto-grow-height="false" fo:min-height="0.822cm" fo:min-width="3.155cm" loext:decorative="false"/>
    </style:style>
    <style:style style:name="Mpr9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e5700" draw:fill-gradient-name="Gradient_20_7" draw:opacity="100%"/>
      <style:paragraph-properties fo:text-align="center"/>
      <style:text-properties fo:font-size="16pt"/>
    </style:style>
    <style:style style:name="MP6" style:family="paragraph">
      <loext:graphic-properties draw:fill="gradient" draw:fill-color="#be5700" draw:fill-gradient-name="Gradient_20_9" draw:opacity="100%"/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ffffff" loext:opacity="100%" fo:font-size="16pt" style:font-size-asian="10.5pt" style:font-size-complex="10.5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 style:font-size-asian="21pt" style:font-size-complex="21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</style:style>
    <style:style style:name="M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size-asian="21pt" style:font-size-complex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name-complex="Arial1" style:font-size-complex="21pt" style:font-style-complex="normal" style:font-weight-complex="normal">
        <loext:char-complex-color loext:theme-type="light2" loext:color-type="theme"/>
      </style:text-properties>
    </style:style>
    <style:style style:name="MT4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light2" loext:color-type="theme"/>
      </style:text-properties>
    </style:style>
    <style:style style:name="MT6" style:family="text">
      <style:text-properties fo:font-variant="normal" fo:text-transform="none" fo:color="#333f48" loext:opacity="100%" style:text-outline="false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Arial1" style:font-size-complex="13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35%"/>
      </text:list-level-style-number>
      <text:list-level-style-bullet text:level="2" text:bullet-char="•">
        <style:list-level-properties text:space-before="0.686cm" text:min-label-width="0.254cm"/>
        <style:text-properties fo:font-family="OpenSymbol" style:font-style-name="Regular" style:use-window-font-color="true" fo:font-size="70%"/>
      </text:list-level-style-bullet>
      <text:list-level-style-bullet text:level="3" text:bullet-char="●">
        <style:list-level-properties text:space-before="1.524cm" text:min-label-width="0.254cm"/>
        <style:text-properties fo:font-family="OpenSymbol" style:use-window-font-color="true" fo:font-size="3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333f4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Title_20_and_20_Content" style:display-name="Title and Content" style:page-layout-name="PM1" draw:style-name="Mdp1">
      <loext:theme loext:name="16-9 Dark Backgroun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1" draw:text-style-name="MP5" draw:layer="backgroundobjects" svg:width="19.665cm" svg:height="0.822cm" svg:x="0.01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" draw:text-style-name="MP6" draw:layer="backgroundobjects" svg:width="3.155cm" svg:height="0.822cm" svg:x="19.684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Title 4" presentation:style-name="Mpr3" draw:text-style-name="MP8" draw:layer="backgroundobjects" svg:width="22.435cm" svg:height="0.448cm" svg:x="0.019cm" svg:y="0.18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4" presentation:style-name="Mpr4" draw:text-style-name="MP13" draw:layer="backgroundobjects" svg:width="24.747cm" svg:height="12.665cm" svg:x="0.248cm" svg:y="1.165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16-9 White Backgroud">
        <loext:theme-colors loext:name="UT Brand Color Palette">
          <loext:color loext:name="dark1" loext:color="#be5700"/>
          <loext:color loext:name="light1" loext:color="#ffffff"/>
          <loext:color loext:name="dark2" loext:color="#d6d2c3"/>
          <loext:color loext:name="light2" loext:color="#333f48"/>
          <loext:color loext:name="accent1" loext:color="#f7961f"/>
          <loext:color loext:name="accent2" loext:color="#ffd600"/>
          <loext:color loext:name="accent3" loext:color="#a6cc57"/>
          <loext:color loext:name="accent4" loext:color="#579c41"/>
          <loext:color loext:name="accent5" loext:color="#00a8b6"/>
          <loext:color loext:name="accent6" loext:color="#005e86"/>
          <loext:color loext:name="hyperlink" loext:color="#bf5700"/>
          <loext:color loext:name="followed-hyperlink" loext:color="#9cadb7"/>
        </loext:theme-colors>
      </loext:theme>
      <draw:custom-shape presentation:style-name="Mpr7" draw:text-style-name="MP5" draw:layer="backgroundobjects" svg:width="19.665cm" svg:height="0.822cm" svg:x="0.02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6" draw:layer="backgroundobjects" svg:width="3.155cm" svg:height="0.822cm" svg:x="19.68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name="Content Placeholder 2" presentation:style-name="Mpr9" draw:text-style-name="MP19" draw:layer="backgroundobjects" svg:width="24.747cm" svg:height="12.665cm" svg:x="0.248cm" svg:y="1.165cm" presentation:class="outline" presentation:user-transformed="true">
        <draw:text-box>
          <text:list text:style-name="ML4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" draw:style-name="Mgr3" draw:text-style-name="MP14" draw:layer="backgroundobjects" svg:width="2.764cm" svg:height="1.346cm" svg:x="22.836cm" svg:y="-0.2cm">
        <draw:image xlink:href="Pictures/10000001000005BC000002CBAD5F7E5B8B3FC21E.png" xlink:type="simple" xlink:show="embed" xlink:actuate="onLoad" draw:mime-type="image/png">
          <text:p/>
        </draw:image>
      </draw:frame>
      <draw:frame presentation:style-name="Default_20_6-title" draw:layer="backgroundobjects" svg:width="18.415cm" svg:height="0.822cm" svg:x="0.635cm" svg:y="0cm" presentation:class="title" presentation:placeholder="true">
        <draw:text-box/>
      </draw:fra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initial-creator>University Marketing and Creative Services</meta:initial-creator>
    <meta:editing-cycles>455</meta:editing-cycles>
    <meta:print-date>2023-12-03T14:38:58.143000000</meta:print-date>
    <meta:creation-date>2011-06-30T15:04:08</meta:creation-date>
    <dc:date>2023-12-26T18:25:54.914481212</dc:date>
    <meta:editing-duration>P5DT21H46M46S</meta:editing-duration>
    <meta:generator>LibreOffice/7.6.3.2$Linux_X86_64 LibreOffice_project/60$Build-2</meta:generator>
    <meta:printed-by>Arquivos PDF</meta:printed-by>
    <meta:document-statistic meta:object-count="45"/>
    <meta:user-defined meta:name="AppVersion">16.0000</meta:user-defined>
    <meta:user-defined meta:name="Notes" meta:value-type="float">5</meta:user-defined>
    <meta:user-defined meta:name="PresentationFormat">On-screen Show (16:9)</meta:user-defined>
    <meta:user-defined meta:name="Slides" meta:value-type="float">8</meta:user-defined>
  </office:meta>
</office:document-meta>
</file>